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391cm"/>
    </style:style>
    <style:style style:name="gr5" style:family="graphic" style:parent-style-name="objectwithoutfill">
      <style:graphic-properties draw:stroke="none" draw:fill="none" fo:min-height="0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xml:id="id1" draw:id="id1" draw:layer="layout" svg:width="3.3cm" svg:height="1.4cm" svg:x="1.3cm" svg:y="1.3cm">
          <text:p text:style-name="P1"><text:span text:style-name="T1">Rockwell PLC</text:span></text:p>
        </draw:rect>
        <draw:rect draw:style-name="gr1" draw:text-style-name="P2" xml:id="id2" draw:id="id2" draw:layer="layout" svg:width="3.3cm" svg:height="1.4cm" svg:x="8.6cm" svg:y="1.3cm">
          <text:p text:style-name="P1"><text:span text:style-name="T1">Proxy</text:span></text:p>
        </draw:rect>
        <draw:rect draw:style-name="gr1" draw:text-style-name="P2" xml:id="id3" draw:id="id3" draw:layer="layout" svg:width="3.3cm" svg:height="1.4cm" svg:x="15.9cm" svg:y="1.3cm">
          <text:p text:style-name="P1"><text:span text:style-name="T1">Cli Modbus</text:span></text:p>
        </draw:rect>
        <draw:connector draw:style-name="gr2" draw:text-style-name="P2" draw:layer="layout" draw:type="line" svg:x1="4.6cm" svg:y1="2cm" svg:x2="8.6cm" svg:y2="2cm" draw:start-shape="id1" draw:start-glue-point="1" draw:end-shape="id2" svg:d="M4600 2000h4000">
          <text:p/>
        </draw:connector>
        <draw:connector draw:style-name="gr3" draw:text-style-name="P1" draw:layer="layout" draw:type="line" svg:x1="11.9cm" svg:y1="2cm" svg:x2="15.9cm" svg:y2="2cm" draw:start-shape="id2" draw:start-glue-point="1" draw:end-shape="id3" draw:end-glue-point="3" svg:d="M11900 2000h4000">
          <text:p/>
        </draw:connector>
        <draw:frame draw:style-name="gr4" draw:text-style-name="P1" draw:layer="layout" svg:width="2.195cm" svg:height="0.641cm" svg:x="5.55cm" svg:y="1.358cm">
          <draw:text-box>
            <text:p text:style-name="P1"><text:span text:style-name="T1">Ethernet/ip</text:span></text:p>
          </draw:text-box>
        </draw:frame>
        <draw:frame draw:style-name="gr5" draw:text-style-name="P1" draw:layer="layout" svg:width="2.349cm" svg:height="0.64cm" svg:x="12.751cm" svg:y="1.359cm">
          <draw:text-box>
            <text:p text:style-name="P1"><text:span text:style-name="T1">Modbus/t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donato</meta:initial-creator>
    <meta:creation-date>2019-02-05T12:41:38.41</meta:creation-date>
    <dc:date>2019-02-05T12:58:31.69</dc:date>
    <dc:creator>hugo donato</dc:creator>
    <meta:editing-duration>PT16M53S</meta:editing-duration>
    <meta:editing-cycles>2</meta:editing-cycles>
    <meta:generator>OpenOffice/4.1.2$Win32 OpenOffice.org_project/412m3$Build-9782</meta:generator>
    <meta:document-statistic meta:object-count="7"/>
  </office:meta>
</office:document-meta>
</file>